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4.7pt"/>
    </style:style>
    <style:style style:name="co2" style:family="table-column">
      <style:table-column-properties fo:break-before="auto" style:column-width="64.01pt"/>
    </style:style>
    <style:style style:name="co3" style:family="table-column">
      <style:table-column-properties fo:break-before="auto" style:column-width="230pt"/>
    </style:style>
    <style:style style:name="co4" style:family="table-column">
      <style:table-column-properties fo:break-before="auto" style:column-width="177.56pt"/>
    </style:style>
    <style:style style:name="co5" style:family="table-column">
      <style:table-column-properties fo:break-before="auto" style:column-width="150.49pt"/>
    </style:style>
    <style:style style:name="co6" style:family="table-column">
      <style:table-column-properties fo:break-before="auto" style:column-width="146.64pt"/>
    </style:style>
    <style:style style:name="ro1" style:family="table-row">
      <style:table-row-properties style:row-height="12.81pt" fo:break-before="auto" style:use-optimal-row-height="true"/>
    </style:style>
    <style:style style:name="ro2" style:family="table-row">
      <style:table-row-properties style:row-height="68.94pt" fo:break-before="auto" style:use-optimal-row-height="true"/>
    </style:style>
    <style:style style:name="ro3" style:family="table-row">
      <style:table-row-properties style:row-height="80.19pt" fo:break-before="auto" style:use-optimal-row-height="true"/>
    </style:style>
    <style:style style:name="ro4" style:family="table-row">
      <style:table-row-properties style:row-height="113.95pt" fo:break-before="auto" style:use-optimal-row-height="true"/>
    </style:style>
    <style:style style:name="ro5" style:family="table-row">
      <style:table-row-properties style:row-height="57.46pt" fo:break-before="auto" style:use-optimal-row-height="true"/>
    </style:style>
    <style:style style:name="ro6" style:family="table-row">
      <style:table-row-properties style:row-height="79.85pt" fo:break-before="auto" style:use-optimal-row-height="true"/>
    </style:style>
    <style:style style:name="ro7" style:family="table-row">
      <style:table-row-properties style:row-height="68.66pt" fo:break-before="auto" style:use-optimal-row-height="true"/>
    </style:style>
    <style:style style:name="ro8" style:family="table-row">
      <style:table-row-properties style:row-height="90.99pt" fo:break-before="auto" style:use-optimal-row-height="true"/>
    </style:style>
    <style:style style:name="ro9" style:family="table-row">
      <style:table-row-properties style:row-height="91.45pt" fo:break-before="auto" style:use-optimal-row-height="true"/>
    </style:style>
    <style:style style:name="ro10" style:family="table-row">
      <style:table-row-properties style:row-height="158.2pt" fo:break-before="auto" style:use-optimal-row-height="true"/>
    </style:style>
    <style:style style:name="ro11" style:family="table-row">
      <style:table-row-properties style:row-height="158.94pt" fo:break-before="auto" style:use-optimal-row-height="true"/>
    </style:style>
    <style:style style:name="ro12" style:family="table-row">
      <style:table-row-properties style:row-height="57.7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style:text-align-source="fix" style:repeat-content="false" style:vertical-align="automatic"/>
      <style:paragraph-properties fo:text-align="center" fo:margin-left="0pt"/>
    </style:style>
    <style:style style:name="ce4" style:family="table-cell" style:parent-style-name="Default">
      <style:table-cell-properties style:text-align-source="fix" style:repeat-content="false" fo:wrap-option="wrap"/>
      <style:paragraph-properties fo:text-align="center" fo:margin-left="0pt"/>
    </style:style>
    <style:style style:name="ce5" style:family="table-cell" style:parent-style-name="Default">
      <style:table-cell-properties style:text-align-source="fix" style:repeat-content="false" fo:wrap-option="wrap" style:vertical-align="top"/>
      <style:paragraph-properties fo:text-align="start" fo:margin-left="0pt"/>
      <style:text-properties style:font-name="Liberation Sans" style:font-name-asian="Noto Sans CJK SC Regular" style:font-name-complex="FreeSans"/>
    </style:style>
    <style:style style:name="ce6" style:family="table-cell" style:parent-style-name="Default">
      <style:table-cell-properties style:text-align-source="fix" style:repeat-content="false" fo:wrap-option="wrap" style:vertical-align="top"/>
      <style:paragraph-properties fo:text-align="start"/>
      <style:text-properties style:font-name="Liberation Sans" style:font-name-asian="Noto Sans CJK SC Regular" style:font-name-complex="FreeSans"/>
    </style:style>
    <style:style style:name="ce7" style:family="table-cell" style:parent-style-name="Default">
      <style:table-cell-properties style:text-align-source="fix" style:repeat-content="false" style:vertical-align="top"/>
      <style:paragraph-properties fo:text-align="start"/>
      <style:text-properties style:font-name="Liberation Sans" style:font-name-asian="Noto Sans CJK SC Regular" style:font-name-complex="FreeSans"/>
    </style:style>
    <style:style style:name="ce8" style:family="table-cell" style:parent-style-name="Default">
      <style:table-cell-properties style:text-align-source="fix" style:repeat-content="false" style:vertical-align="top"/>
      <style:paragraph-properties fo:text-align="start"/>
    </style:style>
    <style:style style:name="ce9" style:family="table-cell" style:parent-style-name="Default">
      <style:table-cell-properties style:vertical-align="automatic"/>
    </style:style>
    <style:style style:name="ce10" style:family="table-cell" style:parent-style-name="Default">
      <style:table-cell-properties fo:wrap-option="wrap"/>
      <style:text-properties style:font-name="Liberation Sans" style:font-name-asian="Noto Sans CJK SC Regular" style:font-name-complex="FreeSans"/>
    </style:style>
    <style:style style:name="ce11" style:family="table-cell" style:parent-style-name="Default">
      <style:table-cell-properties fo:wrap-option="wrap"/>
    </style:style>
    <style:style style:name="ce12" style:family="table-cell" style:parent-style-name="Default">
      <style:text-properties style:font-name="Liberation Sans" style:font-name-asian="Noto Sans CJK SC Regular" style:font-name-complex="FreeSans"/>
    </style:style>
    <style:style style:name="ce13" style:family="table-cell" style:parent-style-name="Default">
      <style:table-cell-properties style:vertical-align="top"/>
      <style:text-properties style:font-name="Liberation Sans" style:font-name-asian="Noto Sans CJK SC Regular" style:font-name-complex="FreeSans"/>
    </style:style>
    <style:style style:name="ce14" style:family="table-cell" style:parent-style-name="Default">
      <style:table-cell-properties style:text-align-source="fix" style:repeat-content="false" style:vertical-align="top"/>
      <style:paragraph-properties fo:text-align="start" fo:margin-left="0pt"/>
      <style:text-properties style:font-name="Liberation Sans" style:font-name-asian="Noto Sans CJK SC Regular" style:font-name-complex="FreeSans"/>
    </style:style>
    <style:style style:name="ce15" style:family="table-cell" style:parent-style-name="Default">
      <style:table-cell-properties style:text-align-source="fix" style:repeat-content="false" fo:wrap-option="wrap" style:vertical-align="top"/>
      <style:paragraph-properties fo:text-align="start" fo:margin-left="0pt"/>
    </style:style>
    <style:style style:name="ce16" style:family="table-cell" style:parent-style-name="Default">
      <style:table-cell-properties style:text-align-source="fix" style:repeat-content="false" fo:wrap-option="wrap" style:vertical-align="top"/>
      <style:paragraph-properties fo:text-align="start"/>
    </style:style>
    <style:style style:name="T1" style:family="text">
      <style:text-properties style:font-name-asian="Noto Sans CJK SC Regular" style:font-name-complex="FreeSans"/>
    </style:style>
    <style:style style:name="T2" style:family="text">
      <style:text-properties style:font-name="Liberation Sans" style:font-name-asian="Noto Sans CJK SC Regular" style:font-name-complex="FreeSans"/>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ce2"/>
        <table:table-column table:style-name="co3" table:default-cell-style-name="ce8"/>
        <table:table-column table:style-name="co4" table:default-cell-style-name="Default"/>
        <table:table-column table:style-name="co5" table:default-cell-style-name="ce6"/>
        <table:table-column table:style-name="co6" table:default-cell-style-name="ce6"/>
        <table:table-column table:style-name="co2" table:number-columns-repeated="8" table:default-cell-style-name="Default"/>
        <table:table-row table:style-name="ro1">
          <table:table-cell table:style-name="ce1" office:value-type="string" calcext:value-type="string" table:number-columns-spanned="6" table:number-rows-spanned="1">
            <text:p>Test Case for Registration form</text:p>
          </table:table-cell>
          <table:covered-table-cell table:number-columns-repeated="2" table:style-name="ce3"/>
          <table:covered-table-cell table:number-columns-repeated="3" table:style-name="ce9"/>
          <table:table-cell table:style-name="ce9" table:number-columns-repeated="8"/>
        </table:table-row>
        <table:table-row table:style-name="ro1">
          <table:table-cell table:style-name="ce2" office:value-type="float" office:value="1" calcext:value-type="float">
            <text:p>1</text:p>
          </table:table-cell>
          <table:table-cell table:style-name="Default" office:value-type="string" calcext:value-type="string">
            <text:p>№ test case</text:p>
          </table:table-cell>
          <table:table-cell table:style-name="ce2" office:value-type="string" calcext:value-type="string">
            <text:p>Description</text:p>
          </table:table-cell>
          <table:table-cell table:style-name="ce2" office:value-type="string" calcext:value-type="string">
            <text:p>Steps</text:p>
          </table:table-cell>
          <table:table-cell table:style-name="ce2" office:value-type="string" calcext:value-type="string">
            <text:p>Actual results</text:p>
          </table:table-cell>
          <table:table-cell table:style-name="ce2" office:value-type="string" calcext:value-type="string">
            <text:p>Expected results</text:p>
          </table:table-cell>
          <table:table-cell table:number-columns-repeated="8"/>
        </table:table-row>
        <table:table-row table:style-name="ro2">
          <table:table-cell table:style-name="ce2"/>
          <table:table-cell table:style-name="ce4" office:value-type="float" office:value="1" calcext:value-type="float">
            <text:p>1</text:p>
          </table:table-cell>
          <table:table-cell table:style-name="ce5" office:value-type="string" calcext:value-type="string">
            <text:p><text:span text:style-name="T1">Registration form doesn’t show any errors when all fields except Captcha are empty.</text:span></text:p>
            <text:p><text:span text:style-name="T1">Should validate at least email and user name</text:span></text:p>
          </table:table-cell>
          <table:table-cell table:style-name="ce10" office:value-type="string" calcext:value-type="string">
            <text:p><text:span text:style-name="T1">1.Go to </text:span><text:span text:style-name="T1"><text:a xlink:href="http://qatestask.php-cd.attractgroup.com/index.php?action=register" xlink:type="simple">http://qatestask.php-cd.attractgroup.com/index.php?action=register</text:a></text:span><text:span text:style-name="T1">2.Go to Registration form</text:span></text:p>
            <text:p><text:span text:style-name="T1">2. Fill Captcha field</text:span></text:p>
            <text:p><text:span text:style-name="T1">3. Leave all other fields blank</text:span></text:p>
            <text:p><text:span text:style-name="T1">4. Press submit Registration button</text:span></text:p>
          </table:table-cell>
          <table:table-cell table:style-name="ce14" office:value-type="string" calcext:value-type="string">
            <text:p><text:s/>Redirects to user list <text:s/>page</text:p>
          </table:table-cell>
          <table:table-cell table:style-name="ce15" office:value-type="string" calcext:value-type="string">
            <text:p>Shows validation error on registration form</text:p>
          </table:table-cell>
          <table:table-cell table:number-columns-repeated="8"/>
        </table:table-row>
        <table:table-row table:style-name="ro3">
          <table:table-cell table:style-name="ce2"/>
          <table:table-cell table:style-name="ce4" office:value-type="float" office:value="2" calcext:value-type="float">
            <text:p>2</text:p>
          </table:table-cell>
          <table:table-cell table:style-name="ce5" office:value-type="string" calcext:value-type="string">
            <text:p>User with valid email which contains 256 symbols <text:s/>should be created</text:p>
          </table:table-cell>
          <table:table-cell table:style-name="ce10" office:value-type="string" calcext:value-type="string">
            <text:p>1.Go to Registration form</text:p>
            <text:p>2.Fill Email field with valid email address which contains 256 symbols </text:p>
            <text:p>3.Fill Captcha field</text:p>
            <text:p>4.Press submit Registration button</text:p>
            <text:p/>
          </table:table-cell>
          <table:table-cell table:number-columns-repeated="2" table:style-name="ce5" office:value-type="string" calcext:value-type="string">
            <text:p>Redirect to user list page. User was created with this email.</text:p>
          </table:table-cell>
          <table:table-cell table:number-columns-repeated="8"/>
        </table:table-row>
        <table:table-row table:style-name="ro2">
          <table:table-cell table:style-name="ce2"/>
          <table:table-cell table:style-name="ce4" office:value-type="float" office:value="3" calcext:value-type="float">
            <text:p>3</text:p>
          </table:table-cell>
          <table:table-cell table:style-name="ce5" office:value-type="string" calcext:value-type="string">
            <text:p>Email address which contains more than 256 symbols should be cat. That because this field can contains 256 symbols.</text:p>
          </table:table-cell>
          <table:table-cell table:style-name="ce10" office:value-type="string" calcext:value-type="string">
            <text:p>1.Go to Registration form</text:p>
            <text:p>2.Fill Email field with valid email address which contains 257 symbols</text:p>
            <text:p>3.Fill Captcha field</text:p>
            <text:p>4.Press submit Registration button</text:p>
          </table:table-cell>
          <table:table-cell table:number-columns-repeated="2" table:style-name="ce5" office:value-type="string" calcext:value-type="string">
            <text:p>Redirect to user list page. User was created with this email but this email was cat.</text:p>
          </table:table-cell>
          <table:table-cell table:number-columns-repeated="8"/>
        </table:table-row>
        <table:table-row table:style-name="ro3">
          <table:table-cell/>
          <table:table-cell office:value-type="float" office:value="4" calcext:value-type="float">
            <text:p>4</text:p>
          </table:table-cell>
          <table:table-cell table:style-name="ce6" office:value-type="string" calcext:value-type="string">
            <text:p>When user enters invalid email to email field user can be created with this email and error is not shown</text:p>
          </table:table-cell>
          <table:table-cell table:style-name="ce10" office:value-type="string" calcext:value-type="string">
            <text:p>1. Go to Registration form</text:p>
            <text:p>2. Fill Captcha field</text:p>
            <text:p>3. Fill Email field with “aaa@@somemail.com” (allows any format with letters,dots and “@” symbols)</text:p>
            <text:p>4. Press submit Registration button</text:p>
          </table:table-cell>
          <table:table-cell table:style-name="ce5" office:value-type="string" calcext:value-type="string">
            <text:p>Redirects to user list page</text:p>
            <text:p>User with invalid email created</text:p>
          </table:table-cell>
          <table:table-cell office:value-type="string" calcext:value-type="string">
            <text:p>Show email format validation error</text:p>
          </table:table-cell>
          <table:table-cell table:number-columns-repeated="8"/>
        </table:table-row>
        <table:table-row table:style-name="ro4">
          <table:table-cell/>
          <table:table-cell office:value-type="float" office:value="5" calcext:value-type="float">
            <text:p>5</text:p>
          </table:table-cell>
          <table:table-cell table:style-name="ce6" office:value-type="string" calcext:value-type="string">
            <text:p>Email is credential for authorization so it should be unique. Currently when users with equal emails can be registered</text:p>
          </table:table-cell>
          <table:table-cell table:style-name="ce10" office:value-type="string" calcext:value-type="string">
            <text:p>1. Go to Registration form</text:p>
            <text:p>2. Fill Captcha field</text:p>
            <text:p>3. Fill Email field with “<text:a xlink:href="mailto:aaa@somemail.com" xlink:type="simple">aaa@somemail.com</text:a>”</text:p>
            <text:p>4. Press submit Registration button</text:p>
            <text:p>5. Go to Registration form</text:p>
            <text:p>6. Fill Captcha field</text:p>
            <text:p>7. Fill Email with the same value “<text:a xlink:href="mailto:aaa@somemail.com" xlink:type="simple">aaa@somemail.com</text:a>”</text:p>
            <text:p>8. Press submit Registration button</text:p>
          </table:table-cell>
          <table:table-cell office:value-type="string" calcext:value-type="string">
            <text:p>User with equal emails created and shown on user list page</text:p>
          </table:table-cell>
          <table:table-cell office:value-type="string" calcext:value-type="string">
            <text:p>Show email uniqueness validation error</text:p>
          </table:table-cell>
          <table:table-cell table:number-columns-repeated="8"/>
        </table:table-row>
        <table:table-row table:style-name="ro5">
          <table:table-cell/>
          <table:table-cell office:value-type="float" office:value="6" calcext:value-type="float">
            <text:p>6</text:p>
          </table:table-cell>
          <table:table-cell table:style-name="ce6" office:value-type="string" calcext:value-type="string">
            <text:p>HTML injection did not work in Email field</text:p>
          </table:table-cell>
          <table:table-cell table:style-name="ce10" office:value-type="string" calcext:value-type="string">
            <text:p>1. Go to Registration form</text:p>
            <text:p>2. Fill Captcha field </text:p>
            <text:p>3. Fill Email field with “&lt;h2&gt;aaa4@mailinator.com&lt;/h2&gt;” 4. Press submit Registration button</text:p>
          </table:table-cell>
          <table:table-cell table:number-columns-repeated="2" office:value-type="string" calcext:value-type="string">
            <text:p>Redirect to user list page. User was created with this email. The font is not changed.</text:p>
          </table:table-cell>
          <table:table-cell table:number-columns-repeated="8"/>
        </table:table-row>
        <table:table-row table:style-name="ro2">
          <table:table-cell/>
          <table:table-cell office:value-type="float" office:value="7" calcext:value-type="float">
            <text:p>7</text:p>
          </table:table-cell>
          <table:table-cell table:style-name="ce6" office:value-type="string" calcext:value-type="string">
            <text:p>Scripting injection did not work</text:p>
          </table:table-cell>
          <table:table-cell table:style-name="ce10" office:value-type="string" calcext:value-type="string">
            <text:p><text:span text:style-name="T1">1. Go to Registration form</text:span></text:p>
            <text:p><text:span text:style-name="T1">2. Fill Captcha field </text:span></text:p>
            <text:p><text:span text:style-name="T1">3. Fill Email field with “&lt;script&gt;alert(111)&lt;/script&gt;”</text:span></text:p>
            <text:p><text:span text:style-name="T1"> 4. Press submit Registration button</text:span></text:p>
          </table:table-cell>
          <table:table-cell table:number-columns-repeated="2" office:value-type="string" calcext:value-type="string">
            <text:p>Redirect to user list page. User was created with this email. No warning was not shown.</text:p>
          </table:table-cell>
          <table:table-cell table:number-columns-repeated="8"/>
        </table:table-row>
        <table:table-row table:style-name="ro6">
          <table:table-cell/>
          <table:table-cell office:value-type="float" office:value="8" calcext:value-type="float">
            <text:p>8</text:p>
          </table:table-cell>
          <table:table-cell table:style-name="ce6" office:value-type="string" calcext:value-type="string">
            <text:p>When user enters more than 10 symbols in Name field on registration form, application allows it but implicitly cut it to 10 symbols. There should be warning about cutting name or full name should save and shown</text:p>
          </table:table-cell>
          <table:table-cell table:style-name="ce11" office:value-type="string" calcext:value-type="string">
            <text:p><text:span text:style-name="T2">1. Go to Registration form</text:span></text:p>
            <text:p><text:span text:style-name="T2">2. Fill Captcha field</text:span></text:p>
            <text:p><text:span text:style-name="T2">3. Fill Email field with “</text:span><text:span text:style-name="T2"><text:a xlink:href="mailto:katya@mailinator.com" xlink:type="simple">katya@mailinator.com</text:a></text:span><text:span text:style-name="T2">”</text:span></text:p>
            <text:p><text:span text:style-name="T2">4. Fill Name with katyakatya1 (11symbols)</text:span></text:p>
            <text:p><text:span text:style-name="T2">5. Press submit Registration button</text:span></text:p>
          </table:table-cell>
          <table:table-cell office:value-type="string" calcext:value-type="string">
            <text:p>User was created with “katyakatya” name</text:p>
          </table:table-cell>
          <table:table-cell office:value-type="string" calcext:value-type="string">
            <text:p>Show validation error that maximal name length is 10 symbols.</text:p>
          </table:table-cell>
          <table:table-cell table:number-columns-repeated="8"/>
        </table:table-row>
        <table:table-row table:style-name="ro7">
          <table:table-cell/>
          <table:table-cell office:value-type="float" office:value="9" calcext:value-type="float">
            <text:p>9</text:p>
          </table:table-cell>
          <table:table-cell table:style-name="ce7" office:value-type="string" calcext:value-type="string">
            <text:p>User can be saved with name without any letters</text:p>
          </table:table-cell>
          <table:table-cell table:style-name="ce11" office:value-type="string" calcext:value-type="string">
            <text:p><text:span text:style-name="T2">1. Go to Registration form</text:span></text:p>
            <text:p><text:span text:style-name="T2">2. Fill Captcha field</text:span></text:p>
            <text:p><text:span text:style-name="T2">3. Fill Email field with “</text:span><text:span text:style-name="T2"><text:a xlink:href="mailto:katya@mailinator.com" xlink:type="simple">katya@mailinator.com</text:a></text:span><text:span text:style-name="T2">”</text:span></text:p>
            <text:p><text:span text:style-name="T2">4. Fill Name with 12</text:span></text:p>
            <text:p><text:span text:style-name="T2">5. Press submit Registration button</text:span></text:p>
          </table:table-cell>
          <table:table-cell office:value-type="string" calcext:value-type="string">
            <text:p>User was created with “12” name</text:p>
          </table:table-cell>
          <table:table-cell office:value-type="string" calcext:value-type="string">
            <text:p>Show name validation error: Name should include letters.</text:p>
          </table:table-cell>
          <table:table-cell table:number-columns-repeated="8"/>
        </table:table-row>
        <table:table-row table:style-name="ro7">
          <table:table-cell/>
          <table:table-cell office:value-type="float" office:value="10" calcext:value-type="float">
            <text:p>10</text:p>
          </table:table-cell>
          <table:table-cell table:style-name="ce7" office:value-type="string" calcext:value-type="string">
            <text:p>User should create with valid name</text:p>
          </table:table-cell>
          <table:table-cell table:style-name="ce11" office:value-type="string" calcext:value-type="string">
            <text:p>1.Go to Registranion form</text:p>
            <text:p>2.Fill Captcha field</text:p>
            <text:p>3.Fill Email field with “<text:a xlink:href="mailto:katya@mailinator.com" xlink:type="simple">katya@mailinator.com</text:a>”</text:p>
            <text:p>4.Fill Name field with “Motya”</text:p>
            <text:p>5.Press submit Registration button</text:p>
          </table:table-cell>
          <table:table-cell office:value-type="string" calcext:value-type="string">
            <text:p>New user was created with name “Motya”</text:p>
          </table:table-cell>
          <table:table-cell office:value-type="string" calcext:value-type="string">
            <text:p>New user was created with name “Motya”.</text:p>
          </table:table-cell>
          <table:table-cell table:number-columns-repeated="8"/>
        </table:table-row>
        <table:table-row table:style-name="ro3">
          <table:table-cell/>
          <table:table-cell office:value-type="float" office:value="11" calcext:value-type="float">
            <text:p>11</text:p>
          </table:table-cell>
          <table:table-cell table:style-name="ce7" office:value-type="string" calcext:value-type="string">
            <text:p>HTML injection did not work in Name field</text:p>
          </table:table-cell>
          <table:table-cell table:style-name="ce11" office:value-type="string" calcext:value-type="string">
            <text:p>1. Go to Registration form</text:p>
            <text:p>2. Fill Captcha field </text:p>
            <text:p>3. Fill Email field with “<text:a xlink:href="mailto:katya@mailinator" xlink:type="simple">katya@mailinator</text:a>.com”</text:p>
            <text:p>4. Fill Name field with “&lt;h1&gt;katy&lt;/h1&gt;”</text:p>
            <text:p>5. Press submit Registration button</text:p>
          </table:table-cell>
          <table:table-cell table:number-columns-repeated="2" office:value-type="string" calcext:value-type="string">
            <text:p>New user was created with name “&lt;h1&gt;katy&lt;/h1&gt;”. The font is not changed.</text:p>
          </table:table-cell>
          <table:table-cell table:number-columns-repeated="8"/>
        </table:table-row>
        <table:table-row table:style-name="ro3">
          <table:table-cell/>
          <table:table-cell office:value-type="float" office:value="12" calcext:value-type="float">
            <text:p>12</text:p>
          </table:table-cell>
          <table:table-cell table:style-name="ce7" office:value-type="string" calcext:value-type="string">
            <text:p>Scripting injection did not work in Name field</text:p>
          </table:table-cell>
          <table:table-cell table:style-name="ce11" office:value-type="string" calcext:value-type="string">
            <text:p><text:span text:style-name="T2">1. Go to Registration form</text:span></text:p>
            <text:p><text:span text:style-name="T2">2. Fill Captcha field </text:span></text:p>
            <text:p><text:span text:style-name="T2">3. Fill Email field with “</text:span><text:span text:style-name="T2"><text:a xlink:href="mailto:katya@mailinator" xlink:type="simple">katya@mailinator</text:a></text:span><text:span text:style-name="T2">.com”</text:span></text:p>
            <text:p><text:span text:style-name="T2">4. Fill Name field with “&lt;script&gt;alert(111)&lt;/script&gt;”</text:span></text:p>
            <text:p><text:span text:style-name="T2">5. Press submit Registration button</text:span></text:p>
          </table:table-cell>
          <table:table-cell office:value-type="string" calcext:value-type="string">
            <text:p>New user was created with name “&lt;script&gt;al”. Because scripting injection did not work and maximal name length is 10 symbols.</text:p>
          </table:table-cell>
          <table:table-cell office:value-type="string" calcext:value-type="string">
            <text:p>New user was created with name “&lt;script&gt;al”.</text:p>
          </table:table-cell>
          <table:table-cell table:number-columns-repeated="8"/>
        </table:table-row>
        <table:table-row table:style-name="ro7">
          <table:table-cell/>
          <table:table-cell office:value-type="float" office:value="13" calcext:value-type="float">
            <text:p>13</text:p>
          </table:table-cell>
          <table:table-cell table:style-name="ce6" office:value-type="string" calcext:value-type="string">
            <text:p>User can be registered with empty password. It is not safe.</text:p>
          </table:table-cell>
          <table:table-cell table:style-name="ce11" office:value-type="string" calcext:value-type="string">
            <text:p><text:span text:style-name="T2">1. Go to Registration form</text:span></text:p>
            <text:p><text:span text:style-name="T2">2. Fill Captcha field</text:span></text:p>
            <text:p><text:span text:style-name="T2">3. Fill Email field with “</text:span><text:span text:style-name="T2"><text:a xlink:href="mailto:aaa@somemail.com" xlink:type="simple">aaa@somemail.com</text:a></text:span><text:span text:style-name="T2">”</text:span></text:p>
            <text:p><text:span text:style-name="T2">4. Leave Password field blank</text:span></text:p>
            <text:p><text:span text:style-name="T2">5. Press submit Registration button</text:span></text:p>
          </table:table-cell>
          <table:table-cell office:value-type="string" calcext:value-type="string">
            <text:p>User was created without password.</text:p>
          </table:table-cell>
          <table:table-cell office:value-type="string" calcext:value-type="string">
            <text:p>Should show password validation error message. User can’t be registered without password. </text:p>
          </table:table-cell>
          <table:table-cell table:number-columns-repeated="8"/>
        </table:table-row>
        <table:table-row table:style-name="ro7">
          <table:table-cell/>
          <table:table-cell office:value-type="float" office:value="14" calcext:value-type="float">
            <text:p>14</text:p>
          </table:table-cell>
          <table:table-cell table:style-name="ce6" office:value-type="string" calcext:value-type="string">
            <text:p>User can be registered with password less than 6 symbols. It is not safe</text:p>
          </table:table-cell>
          <table:table-cell table:style-name="ce11" office:value-type="string" calcext:value-type="string">
            <text:p><text:span text:style-name="T2">1. Go to Registration form</text:span></text:p>
            <text:p><text:span text:style-name="T2">2. Fill Captcha field</text:span></text:p>
            <text:p><text:span text:style-name="T2">3. Fill Email field with “</text:span><text:span text:style-name="T2"><text:a xlink:href="mailto:aaa@somemail.com" xlink:type="simple">aaa@somemail.com</text:a></text:span><text:span text:style-name="T2">”</text:span></text:p>
            <text:p><text:span text:style-name="T2">4. Fill Password with “1”</text:span></text:p>
            <text:p><text:span text:style-name="T2">5. Press submit Registration button</text:span></text:p>
          </table:table-cell>
          <table:table-cell office:value-type="string" calcext:value-type="string">
            <text:p>User was created with password “1”.</text:p>
          </table:table-cell>
          <table:table-cell office:value-type="string" calcext:value-type="string">
            <text:p>Show password validation error: Password should contain at least 6 symbols.</text:p>
          </table:table-cell>
          <table:table-cell table:number-columns-repeated="8"/>
        </table:table-row>
        <table:table-row table:style-name="ro8">
          <table:table-cell/>
          <table:table-cell office:value-type="float" office:value="15" calcext:value-type="float">
            <text:p>15</text:p>
          </table:table-cell>
          <table:table-cell table:style-name="ce6" office:value-type="string" calcext:value-type="string">
            <text:p>User should create with valid password which contains 58 symbols.</text:p>
          </table:table-cell>
          <table:table-cell table:style-name="ce11" office:value-type="string" calcext:value-type="string">
            <text:p><text:span text:style-name="T2">1. Go to Registration form</text:span></text:p>
            <text:p><text:span text:style-name="T2">2. Fill Captcha field</text:span></text:p>
            <text:p><text:span text:style-name="T2">3. Fill Email field with “</text:span><text:span text:style-name="T2"><text:a xlink:href="mailto:aaa@somemail.com" xlink:type="simple">aaa@somemail.com</text:a></text:span><text:span text:style-name="T2">”</text:span></text:p>
            <text:p><text:span text:style-name="T2">4. Fill Password with “12345678901234567890123456789012345678901234567890katya333”</text:span></text:p>
            <text:p><text:span text:style-name="T2">5. Press submit Registration button</text:span></text:p>
          </table:table-cell>
          <table:table-cell table:number-columns-repeated="2" office:value-type="string" calcext:value-type="string">
            <text:p>User was created with this password.</text:p>
          </table:table-cell>
          <table:table-cell table:number-columns-repeated="8"/>
        </table:table-row>
        <table:table-row table:style-name="ro9">
          <table:table-cell/>
          <table:table-cell office:value-type="float" office:value="16" calcext:value-type="float">
            <text:p>16</text:p>
          </table:table-cell>
          <table:table-cell table:style-name="ce6" office:value-type="string" calcext:value-type="string">
            <text:p>User can’t enter password which contains more than 58 symbols. </text:p>
          </table:table-cell>
          <table:table-cell table:style-name="ce11" office:value-type="string" calcext:value-type="string">
            <text:p><text:span text:style-name="T2">1. Go to Registration form</text:span></text:p>
            <text:p><text:span text:style-name="T2">2. Fill Captcha field</text:span></text:p>
            <text:p><text:span text:style-name="T2">3. Fill Email field with “</text:span><text:span text:style-name="T2"><text:a xlink:href="mailto:aaa@somemail.com" xlink:type="simple">aaa@somemail.com</text:a></text:span><text:span text:style-name="T2">”</text:span></text:p>
            <text:p><text:span text:style-name="T2">4. Fill Password with “12345678901234567890123456789012345678901234567890katya3333”</text:span></text:p>
            <text:p><text:span text:style-name="T2">5. Press submit Registration button</text:span></text:p>
          </table:table-cell>
          <table:table-cell table:number-columns-repeated="2" office:value-type="string" calcext:value-type="string">
            <text:p>User can’t enter 59 symbols into Password field.</text:p>
          </table:table-cell>
          <table:table-cell table:number-columns-repeated="8"/>
        </table:table-row>
        <table:table-row table:style-name="ro7">
          <table:table-cell/>
          <table:table-cell office:value-type="float" office:value="17" calcext:value-type="float">
            <text:p>17</text:p>
          </table:table-cell>
          <table:table-cell table:style-name="ce6" office:value-type="string" calcext:value-type="string">
            <text:p>User can be saved with password without any characters. It is not safe. </text:p>
          </table:table-cell>
          <table:table-cell table:style-name="ce11" office:value-type="string" calcext:value-type="string">
            <text:p><text:span text:style-name="T2">1. Go to Registration form</text:span></text:p>
            <text:p><text:span text:style-name="T2">2. Fill Captcha field</text:span></text:p>
            <text:p><text:span text:style-name="T2">3. Fill Email field with “</text:span><text:span text:style-name="T2"><text:a xlink:href="mailto:aaa@somemail.com" xlink:type="simple">aaa@somemail.com</text:a></text:span><text:span text:style-name="T2">”</text:span></text:p>
            <text:p><text:span text:style-name="T2">4. Fill Password with “a”</text:span></text:p>
            <text:p><text:span text:style-name="T2">5. Press submit Registration button</text:span></text:p>
          </table:table-cell>
          <table:table-cell office:value-type="string" calcext:value-type="string">
            <text:p>User was created with this password.</text:p>
          </table:table-cell>
          <table:table-cell office:value-type="string" calcext:value-type="string">
            <text:p>Should show password validation error: Password should contain at least 6 symbols(letters and characters).</text:p>
          </table:table-cell>
          <table:table-cell table:number-columns-repeated="8"/>
        </table:table-row>
        <table:table-row table:style-name="ro10">
          <table:table-cell/>
          <table:table-cell office:value-type="float" office:value="18" calcext:value-type="float">
            <text:p>18</text:p>
          </table:table-cell>
          <table:table-cell table:style-name="ce6" office:value-type="string" calcext:value-type="string">
            <text:p>Password is credential for authorization so it should be unique. Currently when users with equal passwords can be registered.</text:p>
          </table:table-cell>
          <table:table-cell table:style-name="ce11" office:value-type="string" calcext:value-type="string">
            <text:p><text:span text:style-name="T2">1. Go to Registration form</text:span></text:p>
            <text:p><text:span text:style-name="T2">2. Fill Captcha field</text:span></text:p>
            <text:p><text:span text:style-name="T2">3. Fill Email field with “</text:span><text:span text:style-name="T2"><text:a xlink:href="mailto:aaa@somemail.com" xlink:type="simple">aaa@somemail.com</text:a></text:span><text:span text:style-name="T2">”</text:span></text:p>
            <text:p><text:span text:style-name="T2">4. Fill Password with “7890katya333”</text:span></text:p>
            <text:p><text:span text:style-name="T2">5. Press submit Registration button</text:span></text:p>
            <text:p><text:span text:style-name="T2">6.Go to Registration form</text:span></text:p>
            <text:p><text:span text:style-name="T2">7. Fill Captcha field</text:span></text:p>
            <text:p><text:span text:style-name="T2">8. Fill Email field with “</text:span><text:span text:style-name="T2"><text:a xlink:href="mailto:aaa@somemail.com" xlink:type="simple">aaa@somemail.com</text:a></text:span><text:span text:style-name="T2">”</text:span></text:p>
            <text:p><text:span text:style-name="T2">9. Fill Password with the same value “7890katya333”</text:span></text:p>
            <text:p><text:span text:style-name="T2">10. Press submit Registration button</text:span></text:p>
            <text:p><text:span text:style-name="T2"/></text:p>
          </table:table-cell>
          <table:table-cell office:value-type="string" calcext:value-type="string">
            <text:p>Users were created with same passwords.</text:p>
          </table:table-cell>
          <table:table-cell office:value-type="string" calcext:value-type="string">
            <text:p>Show password uniqueness validation error.</text:p>
          </table:table-cell>
          <table:table-cell table:number-columns-repeated="8"/>
        </table:table-row>
        <table:table-row table:style-name="ro8">
          <table:table-cell/>
          <table:table-cell office:value-type="float" office:value="19" calcext:value-type="float">
            <text:p>19</text:p>
          </table:table-cell>
          <table:table-cell table:style-name="ce6" office:value-type="string" calcext:value-type="string">
            <text:p>When user enters invalid password to Password field user can be created with this password and error is not shown.</text:p>
          </table:table-cell>
          <table:table-cell table:style-name="ce11" office:value-type="string" calcext:value-type="string">
            <text:p><text:span text:style-name="T2">1. Go to Registration form</text:span></text:p>
            <text:p><text:span text:style-name="T2">2. Fill Captcha field</text:span></text:p>
            <text:p><text:span text:style-name="T2">3. Fill Email field with “</text:span><text:span text:style-name="T2"><text:a xlink:href="mailto:aaa@somemail.com" xlink:type="simple">aaa@somemail.com</text:a></text:span><text:span text:style-name="T2">”</text:span></text:p>
            <text:p><text:span text:style-name="T2">4. Fill Password which contains “20 spaces,11111111111111111111 and 18 spaces”</text:span></text:p>
            <text:p><text:span text:style-name="T2">5. Press submit Registration button</text:span></text:p>
          </table:table-cell>
          <table:table-cell office:value-type="string" calcext:value-type="string">
            <text:p><text:span text:style-name="T1">Redirects to user list page.</text:span></text:p>
            <text:p><text:span text:style-name="T1">User with invalid password created.</text:span></text:p>
          </table:table-cell>
          <table:table-cell office:value-type="string" calcext:value-type="string">
            <text:p>Show password format validation error</text:p>
          </table:table-cell>
          <table:table-cell table:number-columns-repeated="8"/>
        </table:table-row>
        <table:table-row table:style-name="ro1">
          <table:table-cell/>
          <table:table-cell office:value-type="float" office:value="20" calcext:value-type="float">
            <text:p>20</text:p>
          </table:table-cell>
          <table:table-cell table:style-name="ce6"/>
          <table:table-cell table:style-name="ce10"/>
          <table:table-cell table:number-columns-repeated="10"/>
        </table:table-row>
        <table:table-row table:style-name="ro3">
          <table:table-cell/>
          <table:table-cell office:value-type="float" office:value="8" calcext:value-type="float">
            <text:p>8</text:p>
          </table:table-cell>
          <table:table-cell table:style-name="ce6" office:value-type="string" calcext:value-type="string">
            <text:p>User can be created with invalid phone number. If user decided to enter phone number it should be according to format</text:p>
          </table:table-cell>
          <table:table-cell table:style-name="ce11" office:value-type="string" calcext:value-type="string">
            <text:p><text:span text:style-name="T2">1. Go to Registration form</text:span></text:p>
            <text:p><text:span text:style-name="T2">2. Fill Captcha field</text:span></text:p>
            <text:p><text:span text:style-name="T2">3. Fill Email field with “</text:span><text:span text:style-name="T2"><text:a xlink:href="mailto:katya@mailinator.com" xlink:type="simple">katya@mailinator.com</text:a></text:span><text:span text:style-name="T2">”</text:span></text:p>
            <text:p><text:span text:style-name="T2">4. Fill Phone number with “577=-0099*&amp;^1sdff” </text:span></text:p>
            <text:p><text:span text:style-name="T2">5. Press submit Registration button</text:span></text:p>
          </table:table-cell>
          <table:table-cell office:value-type="string" calcext:value-type="string">
            <text:p>User was created with invalid phone number</text:p>
          </table:table-cell>
          <table:table-cell office:value-type="string" calcext:value-type="string">
            <text:p>Show phone number validation error: Phone number should have proper format</text:p>
          </table:table-cell>
          <table:table-cell table:number-columns-repeated="8"/>
        </table:table-row>
        <table:table-row table:style-name="ro11">
          <table:table-cell/>
          <table:table-cell office:value-type="float" office:value="9" calcext:value-type="float">
            <text:p>9</text:p>
          </table:table-cell>
          <table:table-cell table:style-name="ce6" office:value-type="string" calcext:value-type="string">
            <text:p>Two users currently can have the same phone number. It should be unique</text:p>
          </table:table-cell>
          <table:table-cell table:style-name="ce11" office:value-type="string" calcext:value-type="string">
            <text:p><text:span text:style-name="T2">1. Go to Registration form</text:span></text:p>
            <text:p><text:span text:style-name="T2">2. Fill Captcha field</text:span></text:p>
            <text:p><text:span text:style-name="T2">3. Fill Email field with “</text:span><text:span text:style-name="T2"><text:a xlink:href="mailto:katya@mailinator.com" xlink:type="simple">katya@mailinator.com</text:a></text:span><text:span text:style-name="T2">”</text:span></text:p>
            <text:p><text:span text:style-name="T2">4. Fill Phone number with “44444”</text:span></text:p>
            <text:p><text:span text:style-name="T2">5. Press submit Registration button</text:span></text:p>
            <text:p><text:span text:style-name="T2">6. Go to Registration form</text:span></text:p>
            <text:p><text:span text:style-name="T2">7. Fill Captcha field</text:span></text:p>
            <text:p><text:span text:style-name="T2">8. Fill Email field with “katya1@mailinator.com”</text:span></text:p>
            <text:p><text:span text:style-name="T2">9. Fill Phone number with “44444”</text:span></text:p>
            <text:p><text:span text:style-name="T2">10. Press submit Registration button</text:span></text:p>
            <text:p/>
          </table:table-cell>
          <table:table-cell office:value-type="string" calcext:value-type="string">
            <text:p>Two users were created with same email</text:p>
          </table:table-cell>
          <table:table-cell office:value-type="string" calcext:value-type="string">
            <text:p>Show error “Phone number is already in use”</text:p>
          </table:table-cell>
          <table:table-cell table:number-columns-repeated="8"/>
        </table:table-row>
        <table:table-row table:style-name="ro2">
          <table:table-cell/>
          <table:table-cell office:value-type="float" office:value="10" calcext:value-type="float">
            <text:p>10</text:p>
          </table:table-cell>
          <table:table-cell table:style-name="ce6" office:value-type="string" calcext:value-type="string">
            <text:p>If user decided to enter date of birth it should be in valid date format or it could cause errors in parsing</text:p>
          </table:table-cell>
          <table:table-cell table:style-name="ce11" office:value-type="string" calcext:value-type="string">
            <text:p><text:span text:style-name="T2">1. Go to Registration form</text:span></text:p>
            <text:p><text:span text:style-name="T2">2. Fill Captcha field</text:span></text:p>
            <text:p><text:span text:style-name="T2">3. Fill Email field with “</text:span><text:span text:style-name="T2"><text:a xlink:href="mailto:katya@mailinator.com" xlink:type="simple">katya@mailinator.com</text:a></text:span><text:span text:style-name="T2">”</text:span></text:p>
            <text:p><text:span text:style-name="T2">4. Fill Data of birth with “------------” </text:span></text:p>
            <text:p><text:span text:style-name="T2">5. Press submit Registration button</text:span></text:p>
          </table:table-cell>
          <table:table-cell office:value-type="string" calcext:value-type="string">
            <text:p>Creates user with invalid date of birth format</text:p>
          </table:table-cell>
          <table:table-cell table:style-name="ce16" office:value-type="string" calcext:value-type="string">
            <text:p>Show date of birth format validation error</text:p>
          </table:table-cell>
          <table:table-cell table:number-columns-repeated="8"/>
        </table:table-row>
        <table:table-row table:style-name="ro4">
          <table:table-cell/>
          <table:table-cell office:value-type="float" office:value="11" calcext:value-type="float">
            <text:p>11</text:p>
          </table:table-cell>
          <table:table-cell table:style-name="ce6" office:value-type="string" calcext:value-type="string">
            <text:p>When user clicks on restore password email should <text:s/>be sent. Currently nothing happens</text:p>
          </table:table-cell>
          <table:table-cell table:style-name="ce11" office:value-type="string" calcext:value-type="string">
            <text:p><text:span text:style-name="T2">1. Go to Registration form</text:span></text:p>
            <text:p><text:span text:style-name="T2">2. Fill Captcha field</text:span></text:p>
            <text:p><text:span text:style-name="T2">3. Fill Email field with “katya@mailinator.com”</text:span></text:p>
            <text:p><text:span text:style-name="T2">4. Fill Password with “123456”</text:span></text:p>
            <text:p><text:span text:style-name="T2">5. Press submit Registration button</text:span></text:p>
            <text:p><text:span text:style-name="T2">6. Go to Authorization form</text:span></text:p>
            <text:p><text:span text:style-name="T2">7. Click Restore password button</text:span></text:p>
            <text:p><text:span text:style-name="T2">8. Fill Email field with “</text:span><text:span text:style-name="T2"><text:a xlink:href="mailto:katya@mailinator.com" xlink:type="simple">katya@mailinator.com</text:a></text:span><text:span text:style-name="T2">”</text:span></text:p>
          </table:table-cell>
          <table:table-cell office:value-type="string" calcext:value-type="string">
            <text:p>See email was sent notification but nothing happens</text:p>
          </table:table-cell>
          <table:table-cell table:style-name="ce15" office:value-type="string" calcext:value-type="string">
            <text:p>Email should be sent to “<text:a xlink:href="mailto:katya@mailinator.com" xlink:type="simple">katya@mailinator.com</text:a>”</text:p>
          </table:table-cell>
          <table:table-cell table:number-columns-repeated="8"/>
        </table:table-row>
        <table:table-row table:style-name="ro12">
          <table:table-cell/>
          <table:table-cell office:value-type="float" office:value="12" calcext:value-type="float">
            <text:p>12</text:p>
          </table:table-cell>
          <table:table-cell table:style-name="ce6" office:value-type="string" calcext:value-type="string">
            <text:p>Currently authorization form redirects user to main page even if all fields are empty. Authorization form should redirect to main page only if credentials are valid so in case if credentials are empty it should show an error</text:p>
          </table:table-cell>
          <table:table-cell table:style-name="ce12" office:value-type="string" calcext:value-type="string">
            <text:p><text:span text:style-name="T1">1. Go to Authorization form</text:span></text:p>
            <text:p><text:span text:style-name="T1">2. Leave all field blank</text:span></text:p>
            <text:p><text:span text:style-name="T1">3. Click Authorization button</text:span></text:p>
          </table:table-cell>
          <table:table-cell table:style-name="ce7" office:value-type="string" calcext:value-type="string">
            <text:p>Redirects to main page</text:p>
          </table:table-cell>
          <table:table-cell office:value-type="string" calcext:value-type="string">
            <text:p>Should show email can’t be blank error</text:p>
          </table:table-cell>
          <table:table-cell table:number-columns-repeated="8"/>
        </table:table-row>
        <table:table-row table:style-name="ro2">
          <table:table-cell/>
          <table:table-cell office:value-type="float" office:value="13" calcext:value-type="float">
            <text:p>13</text:p>
          </table:table-cell>
          <table:table-cell table:style-name="ce6" office:value-type="string" calcext:value-type="string">
            <text:p>Authorization form redirects to main page even with invalid credentials. Should show error instead</text:p>
          </table:table-cell>
          <table:table-cell table:style-name="ce11" office:value-type="string" calcext:value-type="string">
            <text:p><text:span text:style-name="T2">1. Go to Authorization form</text:span></text:p>
            <text:p><text:span text:style-name="T2">2. Fill Email field with “</text:span><text:span text:style-name="T2"><text:a xlink:href="mailto:asd----123@incorrectmail.com" xlink:type="simple">asd----123@incorrectmail.com</text:a></text:span><text:span text:style-name="T2">”</text:span></text:p>
            <text:p><text:span text:style-name="T2">3. Fill Password with “123IncorrectPass”</text:span></text:p>
            <text:p><text:span text:style-name="T2">4. Click Authorization button</text:span></text:p>
          </table:table-cell>
          <table:table-cell table:style-name="ce7" office:value-type="string" calcext:value-type="string">
            <text:p>Redirects to main page</text:p>
          </table:table-cell>
          <table:table-cell office:value-type="string" calcext:value-type="string">
            <text:p>Should show invalid email or password error</text:p>
          </table:table-cell>
          <table:table-cell table:number-columns-repeated="8"/>
        </table:table-row>
        <table:table-row table:style-name="ro12">
          <table:table-cell/>
          <table:table-cell office:value-type="float" office:value="14" calcext:value-type="float">
            <text:p>14</text:p>
          </table:table-cell>
          <table:table-cell table:style-name="ce6" office:value-type="string" calcext:value-type="string">
            <text:p>Currently any user can see list of users. Application has registration form and authorization form which redirect to users list. So only authorized users should be able to access users list page</text:p>
          </table:table-cell>
          <table:table-cell table:style-name="ce13" office:value-type="string" calcext:value-type="string">
            <text:p>1. Click on “Главная” link</text:p>
          </table:table-cell>
          <table:table-cell table:style-name="ce14" office:value-type="string" calcext:value-type="string">
            <text:p>List of users shown</text:p>
          </table:table-cell>
          <table:table-cell office:value-type="string" calcext:value-type="string">
            <text:p>Should redirect to authorization page</text:p>
          </table:table-cell>
          <table:table-cell table:number-columns-repeated="8"/>
        </table:table-row>
        <table:table-row table:style-name="ro1" table:number-rows-repeated="5">
          <table:table-cell/>
          <table:table-cell table:style-name="Default"/>
          <table:table-cell table:number-columns-repeated="2"/>
          <table:table-cell table:style-name="ce8" table:number-columns-repeated="2"/>
          <table:table-cell table:number-columns-repeated="8"/>
        </table:table-row>
        <table:table-row table:style-name="ro1" table:number-rows-repeated="5">
          <table:table-cell/>
          <table:table-cell table:style-name="Default"/>
          <table:table-cell table:number-columns-repeated="2"/>
          <table:table-cell table:style-name="Default"/>
          <table:table-cell table:style-name="ce8"/>
          <table:table-cell table:number-columns-repeated="8"/>
        </table:table-row>
        <table:table-row table:style-name="ro1" table:number-rows-repeated="9">
          <table:table-cell/>
          <table:table-cell table:style-name="Default"/>
          <table:table-cell table:number-columns-repeated="2"/>
          <table:table-cell table:style-name="Default" table:number-columns-repeated="2"/>
          <table:table-cell table:number-columns-repeated="8"/>
        </table:table-row>
        <table:table-row table:style-name="ro1">
          <table:table-cell/>
          <table:table-cell table:style-name="Default"/>
          <table:table-cell table:number-columns-repeated="2"/>
          <table:table-cell table:style-name="Default" table:number-columns-repeated="2"/>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22:07:31.8838561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21:11:14.399561891</meta:creation-date>
    <dc:date>2016-10-26T23:21:57.562939920</dc:date>
    <meta:editing-duration>PT5H23M29S</meta:editing-duration>
    <meta:editing-cycles>10</meta:editing-cycles>
    <meta:generator>LibreOffice/5.1.4.2$Linux_X86_64 LibreOffice_project/10m0$Build-2</meta:generator>
    <meta:document-statistic meta:table-count="1" meta:cell-count="138" meta:object-count="0"/>
  </office:meta>
</office:document-meta>
</file>